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.74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7.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4">
      <style:text-properties fo:font-weight="bold"/>
    </style:style>
    <style:style style:name="ce3" style:family="table-cell" style:parent-style-name="Default" style:data-style-name="N4"/>
    <style:style style:name="gr1" style:family="graphic">
      <style:graphic-properties draw:stroke="none" svg:stroke-color="#000000" draw:fill="solid" draw:fill-color="#dddddd" fo:min-height="185.98pt" draw:shadow-offset-x="8.65pt" draw:shadow-offset-y="8.65pt"/>
    </style:style>
    <style:style style:name="P1" style:family="paragraph">
      <style:paragraph-properties style:text-autospace="none"/>
      <style:text-properties style:font-family-generic="roman" fo:font-size="12pt"/>
    </style:style>
    <style:style style:name="P2" style:family="paragraph">
      <style:text-properties style:font-family-generic="roman" fo:font-size="12pt"/>
    </style:style>
    <style:style style:name="P3" style:family="paragraph">
      <loext:graphic-properties draw:fill="solid" draw:fill-color="#ddddd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/>
    </style:style>
  </office:automatic-styles>
  <office:body>
    <office:spreadsheet>
      <table:calculation-settings table:automatic-find-labels="false" table:use-regular-expressions="false" table:use-wildcards="true"/>
      <table:table table:name="detector_descriptor_statistics" table:style-name="ta1">
        <table:shapes>
          <draw:frame draw:z-index="0" draw:style-name="gr1" draw:text-style-name="P3" svg:width="555.87pt" svg:height="185.98pt" svg:x="697.29pt" svg:y="167.16pt">
            <draw:text-box>
              <text:p/>
              <text:p><text:span text:style-name="T1">My top 3 detector/descriptor pairs are below</text:span><text:span text:style-name="T2">:</text:span></text:p>
              <text:p/>
              <text:p text:style-name="P1">FAST Detector - BRIEF Descriptor, <text:s/>9.99 ms </text:p>
              <text:p text:style-name="P1">FAST Detector - ORB Descriptor, <text:s text:c="3"/>27.50 ms</text:p>
              <text:p text:style-name="P1">ORB Detector - BRIEF Descriptor, <text:s text:c="2"/>51.51 ms</text:p>
              <text:p text:style-name="P2"/>
              <text:p text:style-name="P2">They are very fast for 10 consecutive images and score also excellent in terms of matched points. </text:p>
              <text:p/>
              <text:p/>
            </draw:text-box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etector/Descriptor Type</text:p>
          </table:table-cell>
          <table:table-cell table:style-name="ce2" office:value-type="string" calcext:value-type="string">
            <text:p>Runtime(ms)</text:p>
          </table:table-cell>
          <table:table-cell table:style-name="ce1"/>
          <table:table-cell table:style-name="ce1" office:value-type="string" calcext:value-type="string">
            <text:p>Detector/Descriptor Type</text:p>
          </table:table-cell>
          <table:table-cell table:style-name="ce1" office:value-type="string" calcext:value-type="string">
            <text:p>Matched Points</text:p>
          </table:table-cell>
          <table:table-cell table:style-name="ce1"/>
          <table:table-cell table:style-name="ce1" office:value-type="string" calcext:value-type="string">
            <text:p>Detector Type</text:p>
          </table:table-cell>
          <table:table-cell table:style-name="ce1" office:value-type="string" calcext:value-type="string">
            <text:p>Keypoints </text:p>
          </table:table-cell>
        </table:table-row>
        <table:table-row table:style-name="ro1">
          <table:table-cell office:value-type="string" calcext:value-type="string">
            <text:p>FAST Detector - BRIEF Descriptor</text:p>
          </table:table-cell>
          <table:table-cell office:value-type="float" office:value="9.9866" calcext:value-type="float">
            <text:p>9.99</text:p>
          </table:table-cell>
          <table:table-cell/>
          <table:table-cell office:value-type="string" calcext:value-type="string">
            <text:p>HARRIS Detector - SIFT Descriptor</text:p>
          </table:table-cell>
          <table:table-cell table:style-name="ce3" office:value-type="float" office:value="226" calcext:value-type="float">
            <text:p>226.00</text:p>
          </table:table-cell>
          <table:table-cell/>
          <table:table-cell office:value-type="string" calcext:value-type="string">
            <text:p>HARRIS Detector</text:p>
          </table:table-cell>
          <table:table-cell table:style-name="ce3" office:value-type="float" office:value="447" calcext:value-type="float">
            <text:p>447.00</text:p>
          </table:table-cell>
        </table:table-row>
        <table:table-row table:style-name="ro1">
          <table:table-cell office:value-type="string" calcext:value-type="string">
            <text:p>FAST Detector - ORB Descriptor</text:p>
          </table:table-cell>
          <table:table-cell office:value-type="float" office:value="27.5025" calcext:value-type="float">
            <text:p>27.50</text:p>
          </table:table-cell>
          <table:table-cell/>
          <table:table-cell office:value-type="string" calcext:value-type="string">
            <text:p>HARRIS Detector - BRISK Descriptor</text:p>
          </table:table-cell>
          <table:table-cell table:style-name="ce3" office:value-type="float" office:value="239" calcext:value-type="float">
            <text:p>239.00</text:p>
          </table:table-cell>
          <table:table-cell/>
          <table:table-cell office:value-type="string" calcext:value-type="string">
            <text:p>ORB Detector</text:p>
          </table:table-cell>
          <table:table-cell table:style-name="ce3" office:value-type="float" office:value="1150" calcext:value-type="float">
            <text:p>1,150.00</text:p>
          </table:table-cell>
        </table:table-row>
        <table:table-row table:style-name="ro1">
          <table:table-cell office:value-type="string" calcext:value-type="string">
            <text:p>ORB Detector - BRIEF Descriptor</text:p>
          </table:table-cell>
          <table:table-cell office:value-type="float" office:value="51.5091" calcext:value-type="float">
            <text:p>51.51</text:p>
          </table:table-cell>
          <table:table-cell/>
          <table:table-cell office:value-type="string" calcext:value-type="string">
            <text:p>HARRIS Detector - FREAK Descriptor</text:p>
          </table:table-cell>
          <table:table-cell table:style-name="ce3" office:value-type="float" office:value="250" calcext:value-type="float">
            <text:p>250.00</text:p>
          </table:table-cell>
          <table:table-cell/>
          <table:table-cell office:value-type="string" calcext:value-type="string">
            <text:p>SHITOMASI Detector</text:p>
          </table:table-cell>
          <table:table-cell table:style-name="ce3" office:value-type="float" office:value="1179" calcext:value-type="float">
            <text:p>1,179.00</text:p>
          </table:table-cell>
        </table:table-row>
        <table:table-row table:style-name="ro1">
          <table:table-cell office:value-type="string" calcext:value-type="string">
            <text:p>SHITOMASI Detector - BRIEF Descriptor</text:p>
          </table:table-cell>
          <table:table-cell office:value-type="float" office:value="66.1324" calcext:value-type="float">
            <text:p>66.13</text:p>
          </table:table-cell>
          <table:table-cell/>
          <table:table-cell office:value-type="string" calcext:value-type="string">
            <text:p>HARRIS Detector - BRIEF Descriptor</text:p>
          </table:table-cell>
          <table:table-cell table:style-name="ce3" office:value-type="float" office:value="274" calcext:value-type="float">
            <text:p>274.00</text:p>
          </table:table-cell>
          <table:table-cell/>
          <table:table-cell office:value-type="string" calcext:value-type="string">
            <text:p>FAST Detector</text:p>
          </table:table-cell>
          <table:table-cell table:style-name="ce3" office:value-type="float" office:value="1295" calcext:value-type="float">
            <text:p>1,295.00</text:p>
          </table:table-cell>
        </table:table-row>
        <table:table-row table:style-name="ro1">
          <table:table-cell office:value-type="string" calcext:value-type="string">
            <text:p>SHITOMASI Detector - ORB Descriptor</text:p>
          </table:table-cell>
          <table:table-cell office:value-type="float" office:value="83.9092" calcext:value-type="float">
            <text:p>83.91</text:p>
          </table:table-cell>
          <table:table-cell/>
          <table:table-cell office:value-type="string" calcext:value-type="string">
            <text:p>HARRIS Detector - ORB Descriptor</text:p>
          </table:table-cell>
          <table:table-cell table:style-name="ce3" office:value-type="float" office:value="275" calcext:value-type="float">
            <text:p>275.00</text:p>
          </table:table-cell>
          <table:table-cell/>
          <table:table-cell office:value-type="string" calcext:value-type="string">
            <text:p>SIFT Detector</text:p>
          </table:table-cell>
          <table:table-cell table:style-name="ce3" office:value-type="float" office:value="1371" calcext:value-type="float">
            <text:p>1,371.00</text:p>
          </table:table-cell>
        </table:table-row>
        <table:table-row table:style-name="ro1">
          <table:table-cell office:value-type="string" calcext:value-type="string">
            <text:p>HARRIS Detector - BRIEF Descriptor</text:p>
          </table:table-cell>
          <table:table-cell office:value-type="float" office:value="90.5142" calcext:value-type="float">
            <text:p>90.51</text:p>
          </table:table-cell>
          <table:table-cell/>
          <table:table-cell office:value-type="string" calcext:value-type="string">
            <text:p>ORB Detector - FREAK Descriptor</text:p>
          </table:table-cell>
          <table:table-cell table:style-name="ce3" office:value-type="float" office:value="431" calcext:value-type="float">
            <text:p>431.00</text:p>
          </table:table-cell>
          <table:table-cell/>
          <table:table-cell office:value-type="string" calcext:value-type="string">
            <text:p>AKAZE Detector</text:p>
          </table:table-cell>
          <table:table-cell table:style-name="ce3" office:value-type="float" office:value="1655" calcext:value-type="float">
            <text:p>1,655.00</text:p>
          </table:table-cell>
        </table:table-row>
        <table:table-row table:style-name="ro1">
          <table:table-cell office:value-type="string" calcext:value-type="string">
            <text:p>HARRIS Detector - ORB Descriptor</text:p>
          </table:table-cell>
          <table:table-cell office:value-type="float" office:value="110.591" calcext:value-type="float">
            <text:p>110.59</text:p>
          </table:table-cell>
          <table:table-cell/>
          <table:table-cell office:value-type="string" calcext:value-type="string">
            <text:p>ORB Detector - BRIEF Descriptor</text:p>
          </table:table-cell>
          <table:table-cell table:style-name="ce3" office:value-type="float" office:value="566" calcext:value-type="float">
            <text:p>566.00</text:p>
          </table:table-cell>
          <table:table-cell/>
          <table:table-cell office:value-type="string" calcext:value-type="string">
            <text:p>BRISK Detector</text:p>
          </table:table-cell>
          <table:table-cell table:style-name="ce3" office:value-type="float" office:value="2713" calcext:value-type="float">
            <text:p>2,713.00</text:p>
          </table:table-cell>
        </table:table-row>
        <table:table-row table:style-name="ro1">
          <table:table-cell office:value-type="string" calcext:value-type="string">
            <text:p>FAST Detector - SIFT Descriptor</text:p>
          </table:table-cell>
          <table:table-cell office:value-type="float" office:value="111.983" calcext:value-type="float">
            <text:p>111.98</text:p>
          </table:table-cell>
          <table:table-cell/>
          <table:table-cell office:value-type="string" calcext:value-type="string">
            <text:p>SIFT Detector - FREAK Descriptor</text:p>
          </table:table-cell>
          <table:table-cell table:style-name="ce3" office:value-type="float" office:value="588" calcext:value-type="float">
            <text:p>58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 Detector - ORB Descriptor</text:p>
          </table:table-cell>
          <table:table-cell office:value-type="float" office:value="127.684" calcext:value-type="float">
            <text:p>127.68</text:p>
          </table:table-cell>
          <table:table-cell/>
          <table:table-cell office:value-type="string" calcext:value-type="string">
            <text:p>SIFT Detector - BRIEF Descriptor</text:p>
          </table:table-cell>
          <table:table-cell table:style-name="ce3" office:value-type="float" office:value="692" calcext:value-type="float">
            <text:p>6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 Detector - SIFT Descriptor</text:p>
          </table:table-cell>
          <table:table-cell office:value-type="float" office:value="167.218" calcext:value-type="float">
            <text:p>167.22</text:p>
          </table:table-cell>
          <table:table-cell/>
          <table:table-cell office:value-type="string" calcext:value-type="string">
            <text:p>ORB Detector - BRISK Descriptor</text:p>
          </table:table-cell>
          <table:table-cell table:style-name="ce3" office:value-type="float" office:value="730" calcext:value-type="float">
            <text:p>73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 Detector - SIFT Descriptor</text:p>
          </table:table-cell>
          <table:table-cell office:value-type="float" office:value="182.715" calcext:value-type="float">
            <text:p>182.72</text:p>
          </table:table-cell>
          <table:table-cell/>
          <table:table-cell office:value-type="string" calcext:value-type="string">
            <text:p>ORB Detector - ORB Descriptor</text:p>
          </table:table-cell>
          <table:table-cell table:style-name="ce3" office:value-type="float" office:value="758" calcext:value-type="float">
            <text:p>75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 Detector - BRISK Descriptor</text:p>
          </table:table-cell>
          <table:table-cell office:value-type="float" office:value="207.036" calcext:value-type="float">
            <text:p>207.04</text:p>
          </table:table-cell>
          <table:table-cell/>
          <table:table-cell office:value-type="string" calcext:value-type="string">
            <text:p>ORB Detector - SIFT Descriptor</text:p>
          </table:table-cell>
          <table:table-cell table:style-name="ce3" office:value-type="float" office:value="760" calcext:value-type="float">
            <text:p>76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 Detector - BRISK Descriptor</text:p>
          </table:table-cell>
          <table:table-cell office:value-type="float" office:value="248.713" calcext:value-type="float">
            <text:p>248.71</text:p>
          </table:table-cell>
          <table:table-cell/>
          <table:table-cell office:value-type="string" calcext:value-type="string">
            <text:p>SHITOMASI Detector - BRISK Descriptor</text:p>
          </table:table-cell>
          <table:table-cell table:style-name="ce3" office:value-type="float" office:value="770" calcext:value-type="float">
            <text:p>77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 Detector - FREAK Descriptor</text:p>
          </table:table-cell>
          <table:table-cell office:value-type="float" office:value="265.195" calcext:value-type="float">
            <text:p>265.20</text:p>
          </table:table-cell>
          <table:table-cell/>
          <table:table-cell office:value-type="string" calcext:value-type="string">
            <text:p>SHITOMASI Detector - FREAK Descriptor</text:p>
          </table:table-cell>
          <table:table-cell table:style-name="ce3" office:value-type="float" office:value="779" calcext:value-type="float">
            <text:p>7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 Detector - SIFT Descriptor</text:p>
          </table:table-cell>
          <table:table-cell office:value-type="float" office:value="267.069" calcext:value-type="float">
            <text:p>267.07</text:p>
          </table:table-cell>
          <table:table-cell/>
          <table:table-cell office:value-type="string" calcext:value-type="string">
            <text:p>FAST Detector - FREAK Descriptor</text:p>
          </table:table-cell>
          <table:table-cell table:style-name="ce3" office:value-type="float" office:value="783" calcext:value-type="float">
            <text:p>78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 Detector - BRISK Descriptor</text:p>
          </table:table-cell>
          <table:table-cell office:value-type="float" office:value="285.17" calcext:value-type="float">
            <text:p>285.17</text:p>
          </table:table-cell>
          <table:table-cell/>
          <table:table-cell office:value-type="string" calcext:value-type="string">
            <text:p>SIFT Detector - SIFT Descriptor</text:p>
          </table:table-cell>
          <table:table-cell table:style-name="ce3" office:value-type="float" office:value="796" calcext:value-type="float">
            <text:p>79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 Detector - BRISK Descriptor</text:p>
          </table:table-cell>
          <table:table-cell office:value-type="float" office:value="291.45" calcext:value-type="float">
            <text:p>291.45</text:p>
          </table:table-cell>
          <table:table-cell/>
          <table:table-cell office:value-type="string" calcext:value-type="string">
            <text:p>FAST Detector - BRISK Descriptor</text:p>
          </table:table-cell>
          <table:table-cell table:style-name="ce3" office:value-type="float" office:value="822" calcext:value-type="float">
            <text:p>82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 Detector - FREAK Descriptor</text:p>
          </table:table-cell>
          <table:table-cell office:value-type="float" office:value="300.732" calcext:value-type="float">
            <text:p>300.73</text:p>
          </table:table-cell>
          <table:table-cell/>
          <table:table-cell office:value-type="string" calcext:value-type="string">
            <text:p>SHITOMASI Detector - ORB Descriptor</text:p>
          </table:table-cell>
          <table:table-cell table:style-name="ce3" office:value-type="float" office:value="904" calcext:value-type="float">
            <text:p>90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TOMASI Detector - FREAK Descriptor</text:p>
          </table:table-cell>
          <table:table-cell office:value-type="float" office:value="321.486" calcext:value-type="float">
            <text:p>321.49</text:p>
          </table:table-cell>
          <table:table-cell/>
          <table:table-cell office:value-type="string" calcext:value-type="string">
            <text:p>SHITOMASI Detector - SIFT Descriptor</text:p>
          </table:table-cell>
          <table:table-cell table:style-name="ce3" office:value-type="float" office:value="913" calcext:value-type="float">
            <text:p>91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 Detector - FREAK Descriptor</text:p>
          </table:table-cell>
          <table:table-cell office:value-type="float" office:value="340.776" calcext:value-type="float">
            <text:p>340.78</text:p>
          </table:table-cell>
          <table:table-cell/>
          <table:table-cell office:value-type="string" calcext:value-type="string">
            <text:p>FAST Detector - SIFT Descriptor</text:p>
          </table:table-cell>
          <table:table-cell table:style-name="ce3" office:value-type="float" office:value="918" calcext:value-type="float">
            <text:p>91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 Detector - BRIEF Descriptor</text:p>
          </table:table-cell>
          <table:table-cell office:value-type="float" office:value="392.161" calcext:value-type="float">
            <text:p>392.16</text:p>
          </table:table-cell>
          <table:table-cell/>
          <table:table-cell office:value-type="string" calcext:value-type="string">
            <text:p>SHITOMASI Detector - BRIEF Descriptor</text:p>
          </table:table-cell>
          <table:table-cell table:style-name="ce3" office:value-type="float" office:value="932" calcext:value-type="float">
            <text:p>93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 Detector - ORB Descriptor</text:p>
          </table:table-cell>
          <table:table-cell office:value-type="float" office:value="461.156" calcext:value-type="float">
            <text:p>461.16</text:p>
          </table:table-cell>
          <table:table-cell/>
          <table:table-cell office:value-type="string" calcext:value-type="string">
            <text:p>FAST Detector - ORB Descriptor</text:p>
          </table:table-cell>
          <table:table-cell table:style-name="ce3" office:value-type="float" office:value="952" calcext:value-type="float">
            <text:p>9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 Detector - BRIEF Descriptor</text:p>
          </table:table-cell>
          <table:table-cell office:value-type="float" office:value="505.569" calcext:value-type="float">
            <text:p>505.57</text:p>
          </table:table-cell>
          <table:table-cell/>
          <table:table-cell office:value-type="string" calcext:value-type="string">
            <text:p>FAST Detector - BRIEF Descriptor</text:p>
          </table:table-cell>
          <table:table-cell table:style-name="ce3" office:value-type="float" office:value="968" calcext:value-type="float">
            <text:p>96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 Detector - SIFT Descriptor</text:p>
          </table:table-cell>
          <table:table-cell office:value-type="float" office:value="532.074" calcext:value-type="float">
            <text:p>532.07</text:p>
          </table:table-cell>
          <table:table-cell/>
          <table:table-cell office:value-type="string" calcext:value-type="string">
            <text:p>AKAZE Detector - ORB Descriptor</text:p>
          </table:table-cell>
          <table:table-cell table:style-name="ce3" office:value-type="float" office:value="1185" calcext:value-type="float">
            <text:p>1,1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 Detector - ORB Descriptor</text:p>
          </table:table-cell>
          <table:table-cell office:value-type="float" office:value="555.733" calcext:value-type="float">
            <text:p>555.73</text:p>
          </table:table-cell>
          <table:table-cell/>
          <table:table-cell office:value-type="string" calcext:value-type="string">
            <text:p>AKAZE Detector - FREAK Descriptor</text:p>
          </table:table-cell>
          <table:table-cell table:style-name="ce3" office:value-type="float" office:value="1194" calcext:value-type="float">
            <text:p>1,19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 Detector - BRISK Descriptor</text:p>
          </table:table-cell>
          <table:table-cell office:value-type="float" office:value="582.902" calcext:value-type="float">
            <text:p>582.90</text:p>
          </table:table-cell>
          <table:table-cell/>
          <table:table-cell office:value-type="string" calcext:value-type="string">
            <text:p>AKAZE Detector - BRISK Descriptor</text:p>
          </table:table-cell>
          <table:table-cell table:style-name="ce3" office:value-type="float" office:value="1205" calcext:value-type="float">
            <text:p>1,20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 Detector - SIFT Descriptor</text:p>
          </table:table-cell>
          <table:table-cell office:value-type="float" office:value="676" calcext:value-type="float">
            <text:p>676.00</text:p>
          </table:table-cell>
          <table:table-cell/>
          <table:table-cell office:value-type="string" calcext:value-type="string">
            <text:p>AKAZE Detector - AKAZE Descriptor</text:p>
          </table:table-cell>
          <table:table-cell table:style-name="ce3" office:value-type="float" office:value="1247" calcext:value-type="float">
            <text:p>1,24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 Detector - FREAK Descriptor</text:p>
          </table:table-cell>
          <table:table-cell office:value-type="float" office:value="676.323" calcext:value-type="float">
            <text:p>676.32</text:p>
          </table:table-cell>
          <table:table-cell/>
          <table:table-cell office:value-type="string" calcext:value-type="string">
            <text:p>AKAZE Detector - SIFT Descriptor</text:p>
          </table:table-cell>
          <table:table-cell table:style-name="ce3" office:value-type="float" office:value="1258" calcext:value-type="float">
            <text:p>1,25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 Detector - AKAZE Descriptor</text:p>
          </table:table-cell>
          <table:table-cell office:value-type="float" office:value="729.149" calcext:value-type="float">
            <text:p>729.15</text:p>
          </table:table-cell>
          <table:table-cell/>
          <table:table-cell office:value-type="string" calcext:value-type="string">
            <text:p>AKAZE Detector - BRIEF Descriptor</text:p>
          </table:table-cell>
          <table:table-cell table:style-name="ce3" office:value-type="float" office:value="1270" calcext:value-type="float">
            <text:p>1,27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 Detector - FREAK Descriptor</text:p>
          </table:table-cell>
          <table:table-cell office:value-type="float" office:value="747.957" calcext:value-type="float">
            <text:p>747.96</text:p>
          </table:table-cell>
          <table:table-cell/>
          <table:table-cell office:value-type="string" calcext:value-type="string">
            <text:p>BRISK Detector - FREAK Descriptor</text:p>
          </table:table-cell>
          <table:table-cell table:style-name="ce3" office:value-type="float" office:value="1500" calcext:value-type="float">
            <text:p>1,5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SK Detector - BRISK Descriptor</text:p>
          </table:table-cell>
          <table:table-cell office:value-type="float" office:value="785.586" calcext:value-type="float">
            <text:p>785.59</text:p>
          </table:table-cell>
          <table:table-cell/>
          <table:table-cell office:value-type="string" calcext:value-type="string">
            <text:p>BRISK Detector - ORB Descriptor</text:p>
          </table:table-cell>
          <table:table-cell table:style-name="ce3" office:value-type="float" office:value="1512" calcext:value-type="float">
            <text:p>1,51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 Detector - BRIEF Descriptor</text:p>
          </table:table-cell>
          <table:table-cell office:value-type="float" office:value="960.277" calcext:value-type="float">
            <text:p>960.28</text:p>
          </table:table-cell>
          <table:table-cell/>
          <table:table-cell office:value-type="string" calcext:value-type="string">
            <text:p>BRISK Detector - BRISK Descriptor</text:p>
          </table:table-cell>
          <table:table-cell table:style-name="ce3" office:value-type="float" office:value="1528" calcext:value-type="float">
            <text:p>1,52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 Detector - FREAK Descriptor</text:p>
          </table:table-cell>
          <table:table-cell office:value-type="float" office:value="1076.7" calcext:value-type="float">
            <text:p>1,076.70</text:p>
          </table:table-cell>
          <table:table-cell/>
          <table:table-cell office:value-type="string" calcext:value-type="string">
            <text:p>BRISK Detector - SIFT Descriptor</text:p>
          </table:table-cell>
          <table:table-cell table:style-name="ce3" office:value-type="float" office:value="1626" calcext:value-type="float">
            <text:p>1,62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FT Detector - SIFT Descriptor</text:p>
          </table:table-cell>
          <table:table-cell office:value-type="float" office:value="1287.09" calcext:value-type="float">
            <text:p>1,287.09</text:p>
          </table:table-cell>
          <table:table-cell/>
          <table:table-cell office:value-type="string" calcext:value-type="string">
            <text:p>BRISK Detector - BRIEF Descriptor</text:p>
          </table:table-cell>
          <table:table-cell table:style-name="ce3" office:value-type="float" office:value="1656" calcext:value-type="float">
            <text:p>1,656.00</text:p>
          </table:table-cell>
          <table:table-cell table:number-columns-repeated="3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detector_descriptor_statistics.A2:detector_descriptor_statistics.B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3T23:28:04.999764072</dc:date>
    <meta:editing-duration>PT25M38S</meta:editing-duration>
    <meta:editing-cycles>5</meta:editing-cycles>
    <meta:generator>LibreOffice/6.0.7.3$Linux_X86_64 LibreOffice_project/00m0$Build-3</meta:generator>
    <meta:document-statistic meta:table-count="1" meta:cell-count="156" meta:object-count="1"/>
  </office:meta>
</office:document-meta>
</file>